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-Gate, 8-Input, 3 ... 15 V, DIP-14</text:p>
          </table:table-cell>
          <table:table-cell table:style-name="ce29" office:value-type="string" calcext:value-type="string">
            <text:p><text:a xlink:href="https://www.reichelt.de/nor-gate-8-input-3--15-v-dip-14-mos-4078-p12630.html?&amp;trstct=pol_0&amp;nbc=1" xlink:type="simple">https://www.reichelt.de/nor-gate-8-input-3--15-v-dip-14-mos-4078-p12630.html?&amp;trstct=pol_0&amp;nbc=1</text:a></text:p>
          </table:table-cell>
          <table:table-cell table:style-name="ce32" office:value-type="string" calcext:value-type="string">
            <text:p> <text:a xlink:href="https://cdn-reichelt.de/documents/datenblatt/A240/MOS4078%23STM.pdf" xlink:type="simple">https://cdn-reichelt.de/documents/datenblatt/A240/MOS4078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MPE 094-1-016</text:p>
          </table:table-cell>
          <table:table-cell table:style-name="ce26" office:value-type="string" calcext:value-type="string">
            <text:p>Buchsenleisten 2,54 mm, 1X16, gerade</text:p>
          </table:table-cell>
          <table:table-cell table:style-name="ce10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5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SL 1X50G 2,54</text:p>
          </table:table-cell>
          <table:table-cell table:style-name="ce26" office:value-type="string" calcext:value-type="string">
            <text:p>Stiftleiste, 2,54 mm, 1X50, gerade</text:p>
          </table:table-cell>
          <table:table-cell table:style-name="ce10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5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14</text:p>
          </table:table-cell>
          <table:table-cell table:style-name="ce26" office:value-type="string" calcext:value-type="string">
            <text:p>IC-Sockel, 14-polig, doppelter Federkontakt</text:p>
          </table:table-cell>
          <table:table-cell table:style-name="ce10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10"/>
          <table:table-cell table:style-name="ce35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20</text:p>
          </table:table-cell>
          <table:table-cell table:style-name="ce26" office:value-type="string" calcext:value-type="string">
            <text:p>IC-Sockel, 20-polig, doppelter Federkontakt</text:p>
          </table:table-cell>
          <table:table-cell table:style-name="ce10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10"/>
          <table:table-cell table:style-name="ce35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7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10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8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10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 table:number-rows-repeated="2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09</text:p>
          </table:table-cell>
          <table:table-cell table:style-name="ce26" office:value-type="string" calcext:value-type="string">
            <text:p>Flip-Flop JK-Type, Dual, 4,75 ... 5,25 V, DIL-16, posedge</text:p>
          </table:table-cell>
          <table:table-cell table:style-name="ce10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10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5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2</text:p>
          </table:table-cell>
          <table:table-cell table:style-name="ce26" office:value-type="string" calcext:value-type="string">
            <text:p>Flip-Flop JK-Type, Dual, 4,75 ... 5,25 V, DIL-16, negedge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5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3</text:p>
          </table:table-cell>
          <table:table-cell table:style-name="ce26" office:value-type="string" calcext:value-type="string">
            <text:p>Flip-Flop D-Type, LP-Schottky, 4,75 ... 5,25 V, DIL-14</text:p>
          </table:table-cell>
          <table:table-cell table:style-name="ce10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10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number-rows-repeated="13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83" table:display-filter-buttons="true" table:orientation="column">
          <table:filter>
            <table:filter-and>
              <table:filter-condition table:value="NOR-Gate" table:operator="=" table:field-number="-2">
                <table:filter-set-item table:value="NOR-Gate"/>
                <table:filter-set-item table:value="NPN-Transistor"/>
                <table:filter-set-item table:value="OR-Gate"/>
                <table:filter-set-item table:value="XOR-Gate"/>
              </table:filter-condition>
            </table:filter-and>
          </table:filter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13:42.2100678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1-12-30">00/00/0000</text:date></text:span><text:span text:style-name="MT1">;</text:span><text:span text:style-name="MT1"><text:time style:data-style-name="N2" text:time-value="19:13:42.211181049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2-30T20:13:15.372152039</dc:date>
    <meta:editing-duration>P1DT13H26M56S</meta:editing-duration>
    <meta:generator>LibreOffice/7.2.3.2$Linux_X86_64 LibreOffice_project/20$Build-2</meta:generator>
    <meta:editing-cycles>16</meta:editing-cycles>
    <meta:print-date>2021-10-14T22:09:20.727000000</meta:print-date>
    <meta:document-statistic meta:table-count="1" meta:cell-count="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